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251cm"/>
    </style:style>
    <style:style style:name="co3" style:family="table-column">
      <style:table-column-properties fo:break-before="auto" style:column-width="11.85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/>
      <style:text-properties fo:color="#000000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erfect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Canadian</text:p>
          </table:table-cell>
          <table:table-cell office:value-type="string" calcext:value-type="string">
            <text:p>roc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gly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man</text:p>
          </table:table-cell>
          <table:table-cell table:number-columns-repeated="2"/>
          <table:table-cell table:formula="of:=INDEX([Sheet1.A$1:.A$999];RANDBETWEEN(1;ROWS([.A$1:.A$8])))" office:value-type="string" office:string-value="those" calcext:value-type="string">
            <text:p>those</text:p>
          </table:table-cell>
          <table:table-cell table:formula="of:=INDEX([Sheet1.B$1:.B$999];RANDBETWEEN(1;ROWS([.B$1:.B$17])))" office:value-type="string" office:string-value="different" calcext:value-type="string">
            <text:p>different</text:p>
          </table:table-cell>
          <table:table-cell table:formula="of:=INDEX([Sheet1.C$1:.C$999];RANDBETWEEN(1;ROWS([.C$1:.C$19])))" office:value-type="string" office:string-value="smart" calcext:value-type="string">
            <text:p>smart</text:p>
          </table:table-cell>
          <table:table-cell table:formula="of:=INDEX([Sheet1.D$1:.D$999];RANDBETWEEN(1;ROWS([.D$1:.D$12])))" office:value-type="string" office:string-value="religious" calcext:value-type="string">
            <text:p>religious</text:p>
          </table:table-cell>
          <table:table-cell table:formula="of:=INDEX([Sheet1.E$1:.E$999];RANDBETWEEN(1;ROWS([.E$1:.E$13])))" office:value-type="string" office:string-value="tree" calcext:value-type="string">
            <text:p>tree</text:p>
          </table:table-cell>
          <table:table-cell/>
          <table:table-cell table:formula="of:=CONCATENATE([.H2];&quot; &quot;;[.I2];&quot; &quot;;[.J2];&quot; &quot;;[.K2];&quot; &quot;;[.L2])" office:value-type="string" office:string-value="those different smart religious tree" calcext:value-type="string">
            <text:p>those different smart religious tree</text:p>
          </table:table-cell>
        </table:table-row>
        <table:table-row table:style-name="ro1">
          <table:table-cell office:value-type="string" calcext:value-type="string">
            <text:p>my</text:p>
          </table:table-cell>
          <table:table-cell table:style-name="ce1" office:value-type="string" calcext:value-type="string">
            <text:p>best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house</text:p>
          </table:table-cell>
          <table:table-cell table:number-columns-repeated="2"/>
          <table:table-cell table:formula="of:=INDEX([Sheet1.A$1:.A$999];RANDBETWEEN(1;ROWS([.A$1:.A$8])))" office:value-type="string" office:string-value="another" calcext:value-type="string">
            <text:p>another</text:p>
          </table:table-cell>
          <table:table-cell table:formula="of:=INDEX([Sheet1.B$1:.B$999];RANDBETWEEN(1;ROWS([.B$1:.B$17])))" office:value-type="string" office:string-value="real" calcext:value-type="string">
            <text:p>real</text:p>
          </table:table-cell>
          <table:table-cell table:formula="of:=INDEX([Sheet1.C$1:.C$999];RANDBETWEEN(1;ROWS([.C$1:.C$19])))" office:value-type="string" office:string-value="emotional" calcext:value-type="string">
            <text:p>emotional</text:p>
          </table:table-cell>
          <table:table-cell table:formula="of:=INDEX([Sheet1.D$1:.D$999];RANDBETWEEN(1;ROWS([.D$1:.D$12])))" office:value-type="string" office:string-value="religious" calcext:value-type="string">
            <text:p>religious</text:p>
          </table:table-cell>
          <table:table-cell table:formula="of:=INDEX([Sheet1.E$1:.E$999];RANDBETWEEN(1;ROWS([.E$1:.E$13])))" office:value-type="string" office:string-value="world" calcext:value-type="string">
            <text:p>world</text:p>
          </table:table-cell>
          <table:table-cell/>
          <table:table-cell table:formula="of:=CONCATENATE([.H3];&quot; &quot;;[.I3];&quot; &quot;;[.J3];&quot; &quot;;[.K3];&quot; &quot;;[.L3])" office:value-type="string" office:string-value="another real emotional religious world" calcext:value-type="string">
            <text:p>another real emotional religious world</text:p>
          </table:table-cell>
        </table:table-row>
        <table:table-row table:style-name="ro1">
          <table:table-cell office:value-type="string" calcext:value-type="string">
            <text:p>those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friendly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tree</text:p>
          </table:table-cell>
          <table:table-cell table:number-columns-repeated="2"/>
          <table:table-cell table:formula="of:=INDEX([Sheet1.A$1:.A$999];RANDBETWEEN(1;ROWS([.A$1:.A$8])))" office:value-type="string" office:string-value="my" calcext:value-type="string">
            <text:p>my</text:p>
          </table:table-cell>
          <table:table-cell table:formula="of:=INDEX([Sheet1.B$1:.B$999];RANDBETWEEN(1;ROWS([.B$1:.B$17])))" office:value-type="string" office:string-value="best" calcext:value-type="string">
            <text:p>best</text:p>
          </table:table-cell>
          <table:table-cell table:formula="of:=INDEX([Sheet1.C$1:.C$999];RANDBETWEEN(1;ROWS([.C$1:.C$19])))" office:value-type="string" office:string-value="lumpy" calcext:value-type="string">
            <text:p>lumpy</text:p>
          </table:table-cell>
          <table:table-cell table:formula="of:=INDEX([Sheet1.D$1:.D$999];RANDBETWEEN(1;ROWS([.D$1:.D$12])))" office:value-type="string" office:string-value="electric" calcext:value-type="string">
            <text:p>electric</text:p>
          </table:table-cell>
          <table:table-cell table:formula="of:=INDEX([Sheet1.E$1:.E$999];RANDBETWEEN(1;ROWS([.E$1:.E$13])))" office:value-type="string" office:string-value="one" calcext:value-type="string">
            <text:p>one</text:p>
          </table:table-cell>
          <table:table-cell/>
          <table:table-cell table:formula="of:=CONCATENATE([.H4];&quot; &quot;;[.I4];&quot; &quot;;[.J4];&quot; &quot;;[.K4];&quot; &quot;;[.L4])" office:value-type="string" office:string-value="my best lumpy electric one" calcext:value-type="string">
            <text:p>my best lumpy electric one</text:p>
          </table:table-cell>
        </table:table-row>
        <table:table-row table:style-name="ro1">
          <table:table-cell office:value-type="string" calcext:value-type="string">
            <text:p>another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broken</text:p>
          </table:table-cell>
          <table:table-cell office:value-type="string" calcext:value-type="string">
            <text:p>religious</text:p>
          </table:table-cell>
          <table:table-cell office:value-type="string" calcext:value-type="string">
            <text:p>world</text:p>
          </table:table-cell>
          <table:table-cell table:number-columns-repeated="2"/>
          <table:table-cell table:formula="of:=INDEX([Sheet1.A$1:.A$999];RANDBETWEEN(1;ROWS([.A$1:.A$8])))" office:value-type="string" office:string-value="a" calcext:value-type="string">
            <text:p>a</text:p>
          </table:table-cell>
          <table:table-cell table:formula="of:=INDEX([Sheet1.B$1:.B$999];RANDBETWEEN(1;ROWS([.B$1:.B$17])))" office:value-type="string" office:string-value="original" calcext:value-type="string">
            <text:p>original</text:p>
          </table:table-cell>
          <table:table-cell table:formula="of:=INDEX([Sheet1.C$1:.C$999];RANDBETWEEN(1;ROWS([.C$1:.C$19])))" office:value-type="string" office:string-value="wealthy" calcext:value-type="string">
            <text:p>wealthy</text:p>
          </table:table-cell>
          <table:table-cell table:formula="of:=INDEX([Sheet1.D$1:.D$999];RANDBETWEEN(1;ROWS([.D$1:.D$12])))" office:value-type="string" office:string-value="nuclear" calcext:value-type="string">
            <text:p>nuclear</text:p>
          </table:table-cell>
          <table:table-cell table:formula="of:=INDEX([Sheet1.E$1:.E$999];RANDBETWEEN(1;ROWS([.E$1:.E$13])))" office:value-type="string" office:string-value="man" calcext:value-type="string">
            <text:p>man</text:p>
          </table:table-cell>
          <table:table-cell/>
          <table:table-cell table:formula="of:=CONCATENATE([.H5];&quot; &quot;;[.I5];&quot; &quot;;[.J5];&quot; &quot;;[.K5];&quot; &quot;;[.L5])" office:value-type="string" office:string-value="a original wealthy nuclear man" calcext:value-type="string">
            <text:p>a original wealthy nuclear man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smart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food</text:p>
          </table:table-cell>
          <table:table-cell table:number-columns-repeated="2"/>
          <table:table-cell table:formula="of:=INDEX([Sheet1.A$1:.A$999];RANDBETWEEN(1;ROWS([.A$1:.A$8])))" office:value-type="string" office:string-value="my" calcext:value-type="string">
            <text:p>my</text:p>
          </table:table-cell>
          <table:table-cell table:formula="of:=INDEX([Sheet1.B$1:.B$999];RANDBETWEEN(1;ROWS([.B$1:.B$17])))" office:value-type="string" office:string-value="usual" calcext:value-type="string">
            <text:p>usual</text:p>
          </table:table-cell>
          <table:table-cell table:formula="of:=INDEX([Sheet1.C$1:.C$999];RANDBETWEEN(1;ROWS([.C$1:.C$19])))" office:value-type="string" office:string-value="emotional" calcext:value-type="string">
            <text:p>emotional</text:p>
          </table:table-cell>
          <table:table-cell table:formula="of:=INDEX([Sheet1.D$1:.D$999];RANDBETWEEN(1;ROWS([.D$1:.D$12])))" office:value-type="string" office:string-value="federal" calcext:value-type="string">
            <text:p>federal</text:p>
          </table:table-cell>
          <table:table-cell table:formula="of:=INDEX([Sheet1.E$1:.E$999];RANDBETWEEN(1;ROWS([.E$1:.E$13])))" office:value-type="string" office:string-value="symbol" calcext:value-type="string">
            <text:p>symbol</text:p>
          </table:table-cell>
          <table:table-cell/>
          <table:table-cell table:formula="of:=CONCATENATE([.H6];&quot; &quot;;[.I6];&quot; &quot;;[.J6];&quot; &quot;;[.K6];&quot; &quot;;[.L6])" office:value-type="string" office:string-value="my usual emotional federal symbol" calcext:value-type="string">
            <text:p>my usual emotional federal symbol</text:p>
          </table:table-cell>
        </table:table-row>
        <table:table-row table:style-name="ro1">
          <table:table-cell office:value-type="string" calcext:value-type="string">
            <text:p>many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dangerous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symbol</text:p>
          </table:table-cell>
          <table:table-cell table:number-columns-repeated="2"/>
          <table:table-cell table:formula="of:=INDEX([Sheet1.A$1:.A$999];RANDBETWEEN(1;ROWS([.A$1:.A$8])))" office:value-type="string" office:string-value="any" calcext:value-type="string">
            <text:p>any</text:p>
          </table:table-cell>
          <table:table-cell table:formula="of:=INDEX([Sheet1.B$1:.B$999];RANDBETWEEN(1;ROWS([.B$1:.B$17])))" office:value-type="string" office:string-value="average" calcext:value-type="string">
            <text:p>average</text:p>
          </table:table-cell>
          <table:table-cell table:formula="of:=INDEX([Sheet1.C$1:.C$999];RANDBETWEEN(1;ROWS([.C$1:.C$19])))" office:value-type="string" office:string-value="hairy" calcext:value-type="string">
            <text:p>hairy</text:p>
          </table:table-cell>
          <table:table-cell table:formula="of:=INDEX([Sheet1.D$1:.D$999];RANDBETWEEN(1;ROWS([.D$1:.D$12])))" office:value-type="string" office:string-value="nuclear" calcext:value-type="string">
            <text:p>nuclear</text:p>
          </table:table-cell>
          <table:table-cell table:formula="of:=INDEX([Sheet1.E$1:.E$999];RANDBETWEEN(1;ROWS([.E$1:.E$13])))" office:value-type="string" office:string-value="food" calcext:value-type="string">
            <text:p>food</text:p>
          </table:table-cell>
          <table:table-cell/>
          <table:table-cell table:formula="of:=CONCATENATE([.H7];&quot; &quot;;[.I7];&quot; &quot;;[.J7];&quot; &quot;;[.K7];&quot; &quot;;[.L7])" office:value-type="string" office:string-value="any average hairy nuclear food" calcext:value-type="string">
            <text:p>any average hairy nuclear food</text:p>
          </table:table-cell>
        </table:table-row>
        <table:table-row table:style-name="ro1">
          <table:table-cell office:value-type="string" calcext:value-type="string">
            <text:p>any</text:p>
          </table:table-cell>
          <table:table-cell office:value-type="string" calcext:value-type="string">
            <text:p>usual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emotional</text:p>
          </table:table-cell>
          <table:table-cell office:value-type="string" calcext:value-type="string">
            <text:p>plan</text:p>
          </table:table-cell>
          <table:table-cell table:number-columns-repeated="2"/>
          <table:table-cell table:formula="of:=INDEX([Sheet1.A$1:.A$999];RANDBETWEEN(1;ROWS([.A$1:.A$8])))" office:value-type="string" office:string-value="a" calcext:value-type="string">
            <text:p>a</text:p>
          </table:table-cell>
          <table:table-cell table:formula="of:=INDEX([Sheet1.B$1:.B$999];RANDBETWEEN(1;ROWS([.B$1:.B$17])))" office:value-type="string" office:string-value="different" calcext:value-type="string">
            <text:p>different</text:p>
          </table:table-cell>
          <table:table-cell table:formula="of:=INDEX([Sheet1.C$1:.C$999];RANDBETWEEN(1;ROWS([.C$1:.C$19])))" office:value-type="string" office:string-value="long" calcext:value-type="string">
            <text:p>long</text:p>
          </table:table-cell>
          <table:table-cell table:formula="of:=INDEX([Sheet1.D$1:.D$999];RANDBETWEEN(1;ROWS([.D$1:.D$12])))" office:value-type="string" office:string-value="medical" calcext:value-type="string">
            <text:p>medical</text:p>
          </table:table-cell>
          <table:table-cell table:formula="of:=INDEX([Sheet1.E$1:.E$999];RANDBETWEEN(1;ROWS([.E$1:.E$13])))" office:value-type="string" office:string-value="house" calcext:value-type="string">
            <text:p>house</text:p>
          </table:table-cell>
          <table:table-cell/>
          <table:table-cell table:formula="of:=CONCATENATE([.H8];&quot; &quot;;[.I8];&quot; &quot;;[.J8];&quot; &quot;;[.K8];&quot; &quot;;[.L8])" office:value-type="string" office:string-value="a different long medical house" calcext:value-type="string">
            <text:p>a different long medical house</text:p>
          </table:table-cell>
        </table:table-row>
        <table:table-row table:style-name="ro1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wealthy</text:p>
          </table:table-cell>
          <table:table-cell office:value-type="string" calcext:value-type="string">
            <text:p>preventative</text:p>
          </table:table-cell>
          <table:table-cell office:value-type="string" calcext:value-type="string">
            <text:p>parade</text:p>
          </table:table-cell>
          <table:table-cell table:number-columns-repeated="2"/>
          <table:table-cell table:formula="of:=INDEX([Sheet1.A$1:.A$999];RANDBETWEEN(1;ROWS([.A$1:.A$8])))" office:value-type="string" office:string-value="the" calcext:value-type="string">
            <text:p>the</text:p>
          </table:table-cell>
          <table:table-cell table:formula="of:=INDEX([Sheet1.B$1:.B$999];RANDBETWEEN(1;ROWS([.B$1:.B$17])))" office:value-type="string" office:string-value="usual" calcext:value-type="string">
            <text:p>usual</text:p>
          </table:table-cell>
          <table:table-cell table:formula="of:=INDEX([Sheet1.C$1:.C$999];RANDBETWEEN(1;ROWS([.C$1:.C$19])))" office:value-type="string" office:string-value="hairy" calcext:value-type="string">
            <text:p>hairy</text:p>
          </table:table-cell>
          <table:table-cell table:formula="of:=INDEX([Sheet1.D$1:.D$999];RANDBETWEEN(1;ROWS([.D$1:.D$12])))" office:value-type="float" office:value="0" calcext:value-type="float">
            <text:p>0</text:p>
          </table:table-cell>
          <table:table-cell table:formula="of:=INDEX([Sheet1.E$1:.E$999];RANDBETWEEN(1;ROWS([.E$1:.E$13])))" office:value-type="string" office:string-value="food" calcext:value-type="string">
            <text:p>food</text:p>
          </table:table-cell>
          <table:table-cell/>
          <table:table-cell table:formula="of:=CONCATENATE([.H9];&quot; &quot;;[.I9];&quot; &quot;;[.J9];&quot; &quot;;[.K9];&quot; &quot;;[.L9])" office:value-type="string" office:string-value="the usual hairy 0 food" calcext:value-type="string">
            <text:p>the usual hairy 0 food</text:p>
          </table:table-cell>
        </table:table-row>
        <table:table-row table:style-name="ro1">
          <table:table-cell/>
          <table:table-cell office:value-type="string" calcext:value-type="string">
            <text:p>important?</text:p>
          </table:table-cell>
          <table:table-cell office:value-type="string" calcext:value-type="string">
            <text:p>horrendous</text:p>
          </table:table-cell>
          <table:table-cell office:value-type="string" calcext:value-type="string">
            <text:p>wooden</text:p>
          </table:table-cell>
          <table:table-cell office:value-type="string" calcext:value-type="string">
            <text:p>one</text:p>
          </table:table-cell>
          <table:table-cell table:number-columns-repeated="2"/>
          <table:table-cell table:formula="of:=INDEX([Sheet1.A$1:.A$999];RANDBETWEEN(1;ROWS([.A$1:.A$8])))" office:value-type="string" office:string-value="a" calcext:value-type="string">
            <text:p>a</text:p>
          </table:table-cell>
          <table:table-cell table:formula="of:=INDEX([Sheet1.B$1:.B$999];RANDBETWEEN(1;ROWS([.B$1:.B$17])))" office:value-type="string" office:string-value="permanent" calcext:value-type="string">
            <text:p>permanent</text:p>
          </table:table-cell>
          <table:table-cell table:formula="of:=INDEX([Sheet1.C$1:.C$999];RANDBETWEEN(1;ROWS([.C$1:.C$19])))" office:value-type="string" office:string-value="old" calcext:value-type="string">
            <text:p>old</text:p>
          </table:table-cell>
          <table:table-cell table:formula="of:=INDEX([Sheet1.D$1:.D$999];RANDBETWEEN(1;ROWS([.D$1:.D$12])))" office:value-type="string" office:string-value="emotional" calcext:value-type="string">
            <text:p>emotional</text:p>
          </table:table-cell>
          <table:table-cell table:formula="of:=INDEX([Sheet1.E$1:.E$999];RANDBETWEEN(1;ROWS([.E$1:.E$13])))" office:value-type="string" office:string-value="parade" calcext:value-type="string">
            <text:p>parade</text:p>
          </table:table-cell>
          <table:table-cell/>
          <table:table-cell table:formula="of:=CONCATENATE([.H10];&quot; &quot;;[.I10];&quot; &quot;;[.J10];&quot; &quot;;[.K10];&quot; &quot;;[.L10])" office:value-type="string" office:string-value="a permanent old emotional parade" calcext:value-type="string">
            <text:p>a permanent old emotional parade</text:p>
          </table:table-cell>
        </table:table-row>
        <table:table-row table:style-name="ro1"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stubborn</text:p>
          </table:table-cell>
          <table:table-cell office:value-type="string" calcext:value-type="string">
            <text:p>nuclear</text:p>
          </table:table-cell>
          <table:table-cell office:value-type="string" calcext:value-type="string">
            <text:p>space</text:p>
          </table:table-cell>
          <table:table-cell table:number-columns-repeated="2"/>
          <table:table-cell table:formula="of:=INDEX([Sheet1.A$1:.A$999];RANDBETWEEN(1;ROWS([.A$1:.A$8])))" office:value-type="string" office:string-value="a" calcext:value-type="string">
            <text:p>a</text:p>
          </table:table-cell>
          <table:table-cell table:formula="of:=INDEX([Sheet1.B$1:.B$999];RANDBETWEEN(1;ROWS([.B$1:.B$17])))" office:value-type="string" office:string-value="permanent" calcext:value-type="string">
            <text:p>permanent</text:p>
          </table:table-cell>
          <table:table-cell table:formula="of:=INDEX([Sheet1.C$1:.C$999];RANDBETWEEN(1;ROWS([.C$1:.C$19])))" office:value-type="string" office:string-value="generous" calcext:value-type="string">
            <text:p>generous</text:p>
          </table:table-cell>
          <table:table-cell table:formula="of:=INDEX([Sheet1.D$1:.D$999];RANDBETWEEN(1;ROWS([.D$1:.D$12])))" office:value-type="string" office:string-value="religious" calcext:value-type="string">
            <text:p>religious</text:p>
          </table:table-cell>
          <table:table-cell table:formula="of:=INDEX([Sheet1.E$1:.E$999];RANDBETWEEN(1;ROWS([.E$1:.E$13])))" office:value-type="string" office:string-value="man" calcext:value-type="string">
            <text:p>man</text:p>
          </table:table-cell>
          <table:table-cell/>
          <table:table-cell table:formula="of:=CONCATENATE([.H11];&quot; &quot;;[.I11];&quot; &quot;;[.J11];&quot; &quot;;[.K11];&quot; &quot;;[.L11])" office:value-type="string" office:string-value="a permanent generous religious man" calcext:value-type="string">
            <text:p>a permanent generous religious man</text:p>
          </table:table-cell>
        </table:table-row>
        <table:table-row table:style-name="ro1">
          <table:table-cell/>
          <table:table-cell office:value-type="string" calcext:value-type="string">
            <text:p>pure</text:p>
          </table:table-cell>
          <table:table-cell office:value-type="string" calcext:value-type="string">
            <text:p>long</text:p>
          </table:table-cell>
          <table:table-cell/>
          <table:table-cell office:value-type="string" calcext:value-type="string">
            <text:p>color</text:p>
          </table:table-cell>
          <table:table-cell table:number-columns-repeated="2"/>
          <table:table-cell table:formula="of:=INDEX([Sheet1.A$1:.A$999];RANDBETWEEN(1;ROWS([.A$1:.A$8])))" office:value-type="string" office:string-value="many" calcext:value-type="string">
            <text:p>many</text:p>
          </table:table-cell>
          <table:table-cell table:formula="of:=INDEX([Sheet1.B$1:.B$999];RANDBETWEEN(1;ROWS([.B$1:.B$17])))" office:value-type="string" office:string-value="pure" calcext:value-type="string">
            <text:p>pure</text:p>
          </table:table-cell>
          <table:table-cell table:formula="of:=INDEX([Sheet1.C$1:.C$999];RANDBETWEEN(1;ROWS([.C$1:.C$19])))" office:value-type="string" office:string-value="big" calcext:value-type="string">
            <text:p>big</text:p>
          </table:table-cell>
          <table:table-cell table:formula="of:=INDEX([Sheet1.D$1:.D$999];RANDBETWEEN(1;ROWS([.D$1:.D$12])))" office:value-type="string" office:string-value="wooden" calcext:value-type="string">
            <text:p>wooden</text:p>
          </table:table-cell>
          <table:table-cell table:formula="of:=INDEX([Sheet1.E$1:.E$999];RANDBETWEEN(1;ROWS([.E$1:.E$13])))" office:value-type="string" office:string-value="man" calcext:value-type="string">
            <text:p>man</text:p>
          </table:table-cell>
          <table:table-cell/>
          <table:table-cell table:formula="of:=CONCATENATE([.H12];&quot; &quot;;[.I12];&quot; &quot;;[.J12];&quot; &quot;;[.K12];&quot; &quot;;[.L12])" office:value-type="string" office:string-value="many pure big wooden man" calcext:value-type="string">
            <text:p>many pure big wooden man</text:p>
          </table:table-cell>
        </table:table-row>
        <table:table-row table:style-name="ro1">
          <table:table-cell/>
          <table:table-cell office:value-type="string" calcext:value-type="string">
            <text:p>permanent</text:p>
          </table:table-cell>
          <table:table-cell office:value-type="string" calcext:value-type="string">
            <text:p>round</text:p>
          </table:table-cell>
          <table:table-cell/>
          <table:table-cell office:value-type="string" calcext:value-type="string">
            <text:p>device</text:p>
          </table:table-cell>
          <table:table-cell table:number-columns-repeated="2"/>
          <table:table-cell table:formula="of:=INDEX([Sheet1.A$1:.A$999];RANDBETWEEN(1;ROWS([.A$1:.A$8])))" office:value-type="string" office:string-value="any" calcext:value-type="string">
            <text:p>any</text:p>
          </table:table-cell>
          <table:table-cell table:formula="of:=INDEX([Sheet1.B$1:.B$999];RANDBETWEEN(1;ROWS([.B$1:.B$17])))" office:value-type="string" office:string-value="rare" calcext:value-type="string">
            <text:p>rare</text:p>
          </table:table-cell>
          <table:table-cell table:formula="of:=INDEX([Sheet1.C$1:.C$999];RANDBETWEEN(1;ROWS([.C$1:.C$19])))" office:value-type="string" office:string-value="lumpy" calcext:value-type="string">
            <text:p>lumpy</text:p>
          </table:table-cell>
          <table:table-cell table:formula="of:=INDEX([Sheet1.D$1:.D$999];RANDBETWEEN(1;ROWS([.D$1:.D$12])))" office:value-type="float" office:value="0" calcext:value-type="float">
            <text:p>0</text:p>
          </table:table-cell>
          <table:table-cell table:formula="of:=INDEX([Sheet1.E$1:.E$999];RANDBETWEEN(1;ROWS([.E$1:.E$13])))" office:value-type="string" office:string-value="space" calcext:value-type="string">
            <text:p>space</text:p>
          </table:table-cell>
          <table:table-cell/>
          <table:table-cell table:formula="of:=CONCATENATE([.H13];&quot; &quot;;[.I13];&quot; &quot;;[.J13];&quot; &quot;;[.K13];&quot; &quot;;[.L13])" office:value-type="string" office:string-value="any rare lumpy 0 space" calcext:value-type="string">
            <text:p>any rare lumpy 0 space</text:p>
          </table:table-cell>
        </table:table-row>
        <table:table-row table:style-name="ro1">
          <table:table-cell/>
          <table:table-cell office:value-type="string" calcext:value-type="string">
            <text:p>original</text:p>
          </table:table-cell>
          <table:table-cell office:value-type="string" calcext:value-type="string">
            <text:p>lumpy</text:p>
          </table:table-cell>
          <table:table-cell table:number-columns-repeated="4"/>
          <table:table-cell table:formula="of:=INDEX([Sheet1.A$1:.A$999];RANDBETWEEN(1;ROWS([.A$1:.A$8])))" office:value-type="string" office:string-value="a" calcext:value-type="string">
            <text:p>a</text:p>
          </table:table-cell>
          <table:table-cell table:formula="of:=INDEX([Sheet1.B$1:.B$999];RANDBETWEEN(1;ROWS([.B$1:.B$17])))" office:value-type="string" office:string-value="major" calcext:value-type="string">
            <text:p>major</text:p>
          </table:table-cell>
          <table:table-cell table:formula="of:=INDEX([Sheet1.C$1:.C$999];RANDBETWEEN(1;ROWS([.C$1:.C$19])))" office:value-type="string" office:string-value="lovely" calcext:value-type="string">
            <text:p>lovely</text:p>
          </table:table-cell>
          <table:table-cell table:formula="of:=INDEX([Sheet1.D$1:.D$999];RANDBETWEEN(1;ROWS([.D$1:.D$12])))" office:value-type="string" office:string-value="vegetarian" calcext:value-type="string">
            <text:p>vegetarian</text:p>
          </table:table-cell>
          <table:table-cell table:formula="of:=INDEX([Sheet1.E$1:.E$999];RANDBETWEEN(1;ROWS([.E$1:.E$13])))" office:value-type="string" office:string-value="tree" calcext:value-type="string">
            <text:p>tree</text:p>
          </table:table-cell>
          <table:table-cell/>
          <table:table-cell table:formula="of:=CONCATENATE([.H14];&quot; &quot;;[.I14];&quot; &quot;;[.J14];&quot; &quot;;[.K14];&quot; &quot;;[.L14])" office:value-type="string" office:string-value="a major lovely vegetarian tree" calcext:value-type="string">
            <text:p>a major lovely vegetarian tree</text:p>
          </table:table-cell>
        </table:table-row>
        <table:table-row table:style-name="ro1">
          <table:table-cell/>
          <table:table-cell office:value-type="string" calcext:value-type="string">
            <text:p>partial</text:p>
          </table:table-cell>
          <table:table-cell office:value-type="string" calcext:value-type="string">
            <text:p>hairy</text:p>
          </table:table-cell>
          <table:table-cell table:number-columns-repeated="4"/>
          <table:table-cell table:formula="of:=INDEX([Sheet1.A$1:.A$999];RANDBETWEEN(1;ROWS([.A$1:.A$8])))" office:value-type="string" office:string-value="many" calcext:value-type="string">
            <text:p>many</text:p>
          </table:table-cell>
          <table:table-cell table:formula="of:=INDEX([Sheet1.B$1:.B$999];RANDBETWEEN(1;ROWS([.B$1:.B$17])))" office:value-type="string" office:string-value="different" calcext:value-type="string">
            <text:p>different</text:p>
          </table:table-cell>
          <table:table-cell table:formula="of:=INDEX([Sheet1.C$1:.C$999];RANDBETWEEN(1;ROWS([.C$1:.C$19])))" office:value-type="string" office:string-value="round" calcext:value-type="string">
            <text:p>round</text:p>
          </table:table-cell>
          <table:table-cell table:formula="of:=INDEX([Sheet1.D$1:.D$999];RANDBETWEEN(1;ROWS([.D$1:.D$12])))" office:value-type="string" office:string-value="electric" calcext:value-type="string">
            <text:p>electric</text:p>
          </table:table-cell>
          <table:table-cell table:formula="of:=INDEX([Sheet1.E$1:.E$999];RANDBETWEEN(1;ROWS([.E$1:.E$13])))" office:value-type="string" office:string-value="plan" calcext:value-type="string">
            <text:p>plan</text:p>
          </table:table-cell>
          <table:table-cell/>
          <table:table-cell table:formula="of:=CONCATENATE([.H15];&quot; &quot;;[.I15];&quot; &quot;;[.J15];&quot; &quot;;[.K15];&quot; &quot;;[.L15])" office:value-type="string" office:string-value="many different round electric plan" calcext:value-type="string">
            <text:p>many different round electric plan</text:p>
          </table:table-cell>
        </table:table-row>
        <table:table-row table:style-name="ro1">
          <table:table-cell/>
          <table:table-cell office:value-type="string" calcext:value-type="string">
            <text:p>major</text:p>
          </table:table-cell>
          <table:table-cell office:value-type="string" calcext:value-type="string">
            <text:p>old</text:p>
          </table:table-cell>
          <table:table-cell table:number-columns-repeated="4"/>
          <table:table-cell table:formula="of:=INDEX([Sheet1.A$1:.A$999];RANDBETWEEN(1;ROWS([.A$1:.A$8])))" office:value-type="string" office:string-value="the" calcext:value-type="string">
            <text:p>the</text:p>
          </table:table-cell>
          <table:table-cell table:formula="of:=INDEX([Sheet1.B$1:.B$999];RANDBETWEEN(1;ROWS([.B$1:.B$17])))" office:value-type="string" office:string-value="major" calcext:value-type="string">
            <text:p>major</text:p>
          </table:table-cell>
          <table:table-cell table:formula="of:=INDEX([Sheet1.C$1:.C$999];RANDBETWEEN(1;ROWS([.C$1:.C$19])))" office:value-type="string" office:string-value="horrendous" calcext:value-type="string">
            <text:p>horrendous</text:p>
          </table:table-cell>
          <table:table-cell table:formula="of:=INDEX([Sheet1.D$1:.D$999];RANDBETWEEN(1;ROWS([.D$1:.D$12])))" office:value-type="string" office:string-value="preventative" calcext:value-type="string">
            <text:p>preventative</text:p>
          </table:table-cell>
          <table:table-cell table:formula="of:=INDEX([Sheet1.E$1:.E$999];RANDBETWEEN(1;ROWS([.E$1:.E$13])))" office:value-type="string" office:string-value="world" calcext:value-type="string">
            <text:p>world</text:p>
          </table:table-cell>
          <table:table-cell/>
          <table:table-cell table:formula="of:=CONCATENATE([.H16];&quot; &quot;;[.I16];&quot; &quot;;[.J16];&quot; &quot;;[.K16];&quot; &quot;;[.L16])" office:value-type="string" office:string-value="the major horrendous preventative world" calcext:value-type="string">
            <text:p>the major horrendous preventative worl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otional</text:p>
          </table:table-cell>
          <table:table-cell table:number-columns-repeated="4"/>
          <table:table-cell table:formula="of:=INDEX([Sheet1.A$1:.A$999];RANDBETWEEN(1;ROWS([.A$1:.A$8])))" office:value-type="string" office:string-value="the" calcext:value-type="string">
            <text:p>the</text:p>
          </table:table-cell>
          <table:table-cell table:formula="of:=INDEX([Sheet1.B$1:.B$999];RANDBETWEEN(1;ROWS([.B$1:.B$17])))" office:value-type="string" office:string-value="different" calcext:value-type="string">
            <text:p>different</text:p>
          </table:table-cell>
          <table:table-cell table:formula="of:=INDEX([Sheet1.C$1:.C$999];RANDBETWEEN(1;ROWS([.C$1:.C$19])))" office:value-type="string" office:string-value="round" calcext:value-type="string">
            <text:p>round</text:p>
          </table:table-cell>
          <table:table-cell table:formula="of:=INDEX([Sheet1.D$1:.D$999];RANDBETWEEN(1;ROWS([.D$1:.D$12])))" office:value-type="string" office:string-value="nuclear" calcext:value-type="string">
            <text:p>nuclear</text:p>
          </table:table-cell>
          <table:table-cell table:formula="of:=INDEX([Sheet1.E$1:.E$999];RANDBETWEEN(1;ROWS([.E$1:.E$13])))" office:value-type="string" office:string-value="rock" calcext:value-type="string">
            <text:p>rock</text:p>
          </table:table-cell>
          <table:table-cell/>
          <table:table-cell table:formula="of:=CONCATENATE([.H17];&quot; &quot;;[.I17];&quot; &quot;;[.J17];&quot; &quot;;[.K17];&quot; &quot;;[.L17])" office:value-type="string" office:string-value="the different round nuclear rock" calcext:value-type="string">
            <text:p>the different round nuclear roc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vely</text:p>
          </table:table-cell>
          <table:table-cell table:number-columns-repeated="4"/>
          <table:table-cell table:formula="of:=INDEX([Sheet1.A$1:.A$999];RANDBETWEEN(1;ROWS([.A$1:.A$8])))" office:value-type="string" office:string-value="my" calcext:value-type="string">
            <text:p>my</text:p>
          </table:table-cell>
          <table:table-cell table:formula="of:=INDEX([Sheet1.B$1:.B$999];RANDBETWEEN(1;ROWS([.B$1:.B$17])))" office:value-type="string" office:string-value="correct" calcext:value-type="string">
            <text:p>correct</text:p>
          </table:table-cell>
          <table:table-cell table:formula="of:=INDEX([Sheet1.C$1:.C$999];RANDBETWEEN(1;ROWS([.C$1:.C$19])))" office:value-type="string" office:string-value="round" calcext:value-type="string">
            <text:p>round</text:p>
          </table:table-cell>
          <table:table-cell table:formula="of:=INDEX([Sheet1.D$1:.D$999];RANDBETWEEN(1;ROWS([.D$1:.D$12])))" office:value-type="float" office:value="0" calcext:value-type="float">
            <text:p>0</text:p>
          </table:table-cell>
          <table:table-cell table:formula="of:=INDEX([Sheet1.E$1:.E$999];RANDBETWEEN(1;ROWS([.E$1:.E$13])))" office:value-type="string" office:string-value="tree" calcext:value-type="string">
            <text:p>tree</text:p>
          </table:table-cell>
          <table:table-cell/>
          <table:table-cell table:formula="of:=CONCATENATE([.H18];&quot; &quot;;[.I18];&quot; &quot;;[.J18];&quot; &quot;;[.K18];&quot; &quot;;[.L18])" office:value-type="string" office:string-value="my correct round 0 tree" calcext:value-type="string">
            <text:p>my correct round 0 tre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nerous</text:p>
          </table:table-cell>
          <table:table-cell table:number-columns-repeated="4"/>
          <table:table-cell table:formula="of:=INDEX([Sheet1.A$1:.A$999];RANDBETWEEN(1;ROWS([.A$1:.A$8])))" office:value-type="string" office:string-value="no" calcext:value-type="string">
            <text:p>no</text:p>
          </table:table-cell>
          <table:table-cell table:formula="of:=INDEX([Sheet1.B$1:.B$999];RANDBETWEEN(1;ROWS([.B$1:.B$17])))" office:value-type="string" office:string-value="usual" calcext:value-type="string">
            <text:p>usual</text:p>
          </table:table-cell>
          <table:table-cell table:formula="of:=INDEX([Sheet1.C$1:.C$999];RANDBETWEEN(1;ROWS([.C$1:.C$19])))" office:value-type="string" office:string-value="lumpy" calcext:value-type="string">
            <text:p>lumpy</text:p>
          </table:table-cell>
          <table:table-cell table:formula="of:=INDEX([Sheet1.D$1:.D$999];RANDBETWEEN(1;ROWS([.D$1:.D$12])))" office:value-type="string" office:string-value="emotional" calcext:value-type="string">
            <text:p>emotional</text:p>
          </table:table-cell>
          <table:table-cell table:formula="of:=INDEX([Sheet1.E$1:.E$999];RANDBETWEEN(1;ROWS([.E$1:.E$13])))" office:value-type="string" office:string-value="world" calcext:value-type="string">
            <text:p>world</text:p>
          </table:table-cell>
          <table:table-cell/>
          <table:table-cell table:formula="of:=CONCATENATE([.H19];&quot; &quot;;[.I19];&quot; &quot;;[.J19];&quot; &quot;;[.K19];&quot; &quot;;[.L19])" office:value-type="string" office:string-value="no usual lumpy emotional world" calcext:value-type="string">
            <text:p>no usual lumpy emotional world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the" calcext:value-type="string">
            <text:p>the</text:p>
          </table:table-cell>
          <table:table-cell table:formula="of:=INDEX([Sheet1.B$1:.B$999];RANDBETWEEN(1;ROWS([.B$1:.B$17])))" office:value-type="string" office:string-value="permanent" calcext:value-type="string">
            <text:p>permanent</text:p>
          </table:table-cell>
          <table:table-cell table:formula="of:=INDEX([Sheet1.C$1:.C$999];RANDBETWEEN(1;ROWS([.C$1:.C$19])))" office:value-type="string" office:string-value="fast" calcext:value-type="string">
            <text:p>fast</text:p>
          </table:table-cell>
          <table:table-cell table:formula="of:=INDEX([Sheet1.D$1:.D$999];RANDBETWEEN(1;ROWS([.D$1:.D$12])))" office:value-type="string" office:string-value="nuclear" calcext:value-type="string">
            <text:p>nuclear</text:p>
          </table:table-cell>
          <table:table-cell table:formula="of:=INDEX([Sheet1.E$1:.E$999];RANDBETWEEN(1;ROWS([.E$1:.E$13])))" office:value-type="string" office:string-value="color" calcext:value-type="string">
            <text:p>color</text:p>
          </table:table-cell>
          <table:table-cell/>
          <table:table-cell table:formula="of:=CONCATENATE([.H20];&quot; &quot;;[.I20];&quot; &quot;;[.J20];&quot; &quot;;[.K20];&quot; &quot;;[.L20])" office:value-type="string" office:string-value="the permanent fast nuclear color" calcext:value-type="string">
            <text:p>the permanent fast nuclear color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many" calcext:value-type="string">
            <text:p>many</text:p>
          </table:table-cell>
          <table:table-cell table:formula="of:=INDEX([Sheet1.B$1:.B$999];RANDBETWEEN(1;ROWS([.B$1:.B$17])))" office:value-type="string" office:string-value="pure" calcext:value-type="string">
            <text:p>pure</text:p>
          </table:table-cell>
          <table:table-cell table:formula="of:=INDEX([Sheet1.C$1:.C$999];RANDBETWEEN(1;ROWS([.C$1:.C$19])))" office:value-type="string" office:string-value="long" calcext:value-type="string">
            <text:p>long</text:p>
          </table:table-cell>
          <table:table-cell table:formula="of:=INDEX([Sheet1.D$1:.D$999];RANDBETWEEN(1;ROWS([.D$1:.D$12])))" office:value-type="string" office:string-value="vegetarian" calcext:value-type="string">
            <text:p>vegetarian</text:p>
          </table:table-cell>
          <table:table-cell table:formula="of:=INDEX([Sheet1.E$1:.E$999];RANDBETWEEN(1;ROWS([.E$1:.E$13])))" office:value-type="string" office:string-value="food" calcext:value-type="string">
            <text:p>food</text:p>
          </table:table-cell>
          <table:table-cell/>
          <table:table-cell table:formula="of:=CONCATENATE([.H21];&quot; &quot;;[.I21];&quot; &quot;;[.J21];&quot; &quot;;[.K21];&quot; &quot;;[.L21])" office:value-type="string" office:string-value="many pure long vegetarian food" calcext:value-type="string">
            <text:p>many pure long vegetarian f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tive</text:p>
          </table:table-cell>
          <table:table-cell table:number-columns-repeated="4"/>
          <table:table-cell table:formula="of:=INDEX([Sheet1.A$1:.A$999];RANDBETWEEN(1;ROWS([.A$1:.A$8])))" office:value-type="string" office:string-value="another" calcext:value-type="string">
            <text:p>another</text:p>
          </table:table-cell>
          <table:table-cell table:formula="of:=INDEX([Sheet1.B$1:.B$999];RANDBETWEEN(1;ROWS([.B$1:.B$17])))" office:value-type="string" office:string-value="different" calcext:value-type="string">
            <text:p>different</text:p>
          </table:table-cell>
          <table:table-cell table:formula="of:=INDEX([Sheet1.C$1:.C$999];RANDBETWEEN(1;ROWS([.C$1:.C$19])))" office:value-type="string" office:string-value="generous" calcext:value-type="string">
            <text:p>generous</text:p>
          </table:table-cell>
          <table:table-cell table:formula="of:=INDEX([Sheet1.D$1:.D$999];RANDBETWEEN(1;ROWS([.D$1:.D$12])))" office:value-type="float" office:value="0" calcext:value-type="float">
            <text:p>0</text:p>
          </table:table-cell>
          <table:table-cell table:formula="of:=INDEX([Sheet1.E$1:.E$999];RANDBETWEEN(1;ROWS([.E$1:.E$13])))" office:value-type="string" office:string-value="space" calcext:value-type="string">
            <text:p>space</text:p>
          </table:table-cell>
          <table:table-cell/>
          <table:table-cell table:formula="of:=CONCATENATE([.H22];&quot; &quot;;[.I22];&quot; &quot;;[.J22];&quot; &quot;;[.K22];&quot; &quot;;[.L22])" office:value-type="string" office:string-value="another different generous 0 space" calcext:value-type="string">
            <text:p>another different generous 0 space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any" calcext:value-type="string">
            <text:p>any</text:p>
          </table:table-cell>
          <table:table-cell table:formula="of:=INDEX([Sheet1.B$1:.B$999];RANDBETWEEN(1;ROWS([.B$1:.B$17])))" office:value-type="string" office:string-value="partial" calcext:value-type="string">
            <text:p>partial</text:p>
          </table:table-cell>
          <table:table-cell table:formula="of:=INDEX([Sheet1.C$1:.C$999];RANDBETWEEN(1;ROWS([.C$1:.C$19])))" office:value-type="string" office:string-value="wealthy" calcext:value-type="string">
            <text:p>wealthy</text:p>
          </table:table-cell>
          <table:table-cell table:formula="of:=INDEX([Sheet1.D$1:.D$999];RANDBETWEEN(1;ROWS([.D$1:.D$12])))" office:value-type="string" office:string-value="vegetarian" calcext:value-type="string">
            <text:p>vegetarian</text:p>
          </table:table-cell>
          <table:table-cell table:formula="of:=INDEX([Sheet1.E$1:.E$999];RANDBETWEEN(1;ROWS([.E$1:.E$13])))" office:value-type="string" office:string-value="device" calcext:value-type="string">
            <text:p>device</text:p>
          </table:table-cell>
          <table:table-cell/>
          <table:table-cell table:formula="of:=CONCATENATE([.H23];&quot; &quot;;[.I23];&quot; &quot;;[.J23];&quot; &quot;;[.K23];&quot; &quot;;[.L23])" office:value-type="string" office:string-value="any partial wealthy vegetarian device" calcext:value-type="string">
            <text:p>any partial wealthy vegetarian device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any" calcext:value-type="string">
            <text:p>any</text:p>
          </table:table-cell>
          <table:table-cell table:formula="of:=INDEX([Sheet1.B$1:.B$999];RANDBETWEEN(1;ROWS([.B$1:.B$17])))" office:value-type="string" office:string-value="perfect" calcext:value-type="string">
            <text:p>perfect</text:p>
          </table:table-cell>
          <table:table-cell table:formula="of:=INDEX([Sheet1.C$1:.C$999];RANDBETWEEN(1;ROWS([.C$1:.C$19])))" office:value-type="string" office:string-value="smart" calcext:value-type="string">
            <text:p>smart</text:p>
          </table:table-cell>
          <table:table-cell table:formula="of:=INDEX([Sheet1.D$1:.D$999];RANDBETWEEN(1;ROWS([.D$1:.D$12])))" office:value-type="string" office:string-value="nuclear" calcext:value-type="string">
            <text:p>nuclear</text:p>
          </table:table-cell>
          <table:table-cell table:formula="of:=INDEX([Sheet1.E$1:.E$999];RANDBETWEEN(1;ROWS([.E$1:.E$13])))" office:value-type="string" office:string-value="plan" calcext:value-type="string">
            <text:p>plan</text:p>
          </table:table-cell>
          <table:table-cell/>
          <table:table-cell table:formula="of:=CONCATENATE([.H24];&quot; &quot;;[.I24];&quot; &quot;;[.J24];&quot; &quot;;[.K24];&quot; &quot;;[.L24])" office:value-type="string" office:string-value="any perfect smart nuclear plan" calcext:value-type="string">
            <text:p>any perfect smart nuclear plan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no" calcext:value-type="string">
            <text:p>no</text:p>
          </table:table-cell>
          <table:table-cell table:formula="of:=INDEX([Sheet1.B$1:.B$999];RANDBETWEEN(1;ROWS([.B$1:.B$17])))" office:value-type="string" office:string-value="permanent" calcext:value-type="string">
            <text:p>permanent</text:p>
          </table:table-cell>
          <table:table-cell table:formula="of:=INDEX([Sheet1.C$1:.C$999];RANDBETWEEN(1;ROWS([.C$1:.C$19])))" office:value-type="string" office:string-value="long" calcext:value-type="string">
            <text:p>long</text:p>
          </table:table-cell>
          <table:table-cell table:formula="of:=INDEX([Sheet1.D$1:.D$999];RANDBETWEEN(1;ROWS([.D$1:.D$12])))" office:value-type="string" office:string-value="federal" calcext:value-type="string">
            <text:p>federal</text:p>
          </table:table-cell>
          <table:table-cell table:formula="of:=INDEX([Sheet1.E$1:.E$999];RANDBETWEEN(1;ROWS([.E$1:.E$13])))" office:value-type="string" office:string-value="space" calcext:value-type="string">
            <text:p>space</text:p>
          </table:table-cell>
          <table:table-cell/>
          <table:table-cell table:formula="of:=CONCATENATE([.H25];&quot; &quot;;[.I25];&quot; &quot;;[.J25];&quot; &quot;;[.K25];&quot; &quot;;[.L25])" office:value-type="string" office:string-value="no permanent long federal space" calcext:value-type="string">
            <text:p>no permanent long federal space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a" calcext:value-type="string">
            <text:p>a</text:p>
          </table:table-cell>
          <table:table-cell table:formula="of:=INDEX([Sheet1.B$1:.B$999];RANDBETWEEN(1;ROWS([.B$1:.B$17])))" office:value-type="string" office:string-value="real" calcext:value-type="string">
            <text:p>real</text:p>
          </table:table-cell>
          <table:table-cell table:formula="of:=INDEX([Sheet1.C$1:.C$999];RANDBETWEEN(1;ROWS([.C$1:.C$19])))" office:value-type="string" office:string-value="dangerous" calcext:value-type="string">
            <text:p>dangerous</text:p>
          </table:table-cell>
          <table:table-cell table:formula="of:=INDEX([Sheet1.D$1:.D$999];RANDBETWEEN(1;ROWS([.D$1:.D$12])))" office:value-type="string" office:string-value="vegetarian" calcext:value-type="string">
            <text:p>vegetarian</text:p>
          </table:table-cell>
          <table:table-cell table:formula="of:=INDEX([Sheet1.E$1:.E$999];RANDBETWEEN(1;ROWS([.E$1:.E$13])))" office:value-type="string" office:string-value="house" calcext:value-type="string">
            <text:p>house</text:p>
          </table:table-cell>
          <table:table-cell/>
          <table:table-cell table:formula="of:=CONCATENATE([.H26];&quot; &quot;;[.I26];&quot; &quot;;[.J26];&quot; &quot;;[.K26];&quot; &quot;;[.L26])" office:value-type="string" office:string-value="a real dangerous vegetarian house" calcext:value-type="string">
            <text:p>a real dangerous vegetarian house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those" calcext:value-type="string">
            <text:p>those</text:p>
          </table:table-cell>
          <table:table-cell table:formula="of:=INDEX([Sheet1.B$1:.B$999];RANDBETWEEN(1;ROWS([.B$1:.B$17])))" office:value-type="float" office:value="0" calcext:value-type="float">
            <text:p>0</text:p>
          </table:table-cell>
          <table:table-cell table:formula="of:=INDEX([Sheet1.C$1:.C$999];RANDBETWEEN(1;ROWS([.C$1:.C$19])))" office:value-type="string" office:string-value="lumpy" calcext:value-type="string">
            <text:p>lumpy</text:p>
          </table:table-cell>
          <table:table-cell table:formula="of:=INDEX([Sheet1.D$1:.D$999];RANDBETWEEN(1;ROWS([.D$1:.D$12])))" office:value-type="string" office:string-value="medical" calcext:value-type="string">
            <text:p>medical</text:p>
          </table:table-cell>
          <table:table-cell table:formula="of:=INDEX([Sheet1.E$1:.E$999];RANDBETWEEN(1;ROWS([.E$1:.E$13])))" office:value-type="string" office:string-value="space" calcext:value-type="string">
            <text:p>space</text:p>
          </table:table-cell>
          <table:table-cell/>
          <table:table-cell table:formula="of:=CONCATENATE([.H27];&quot; &quot;;[.I27];&quot; &quot;;[.J27];&quot; &quot;;[.K27];&quot; &quot;;[.L27])" office:value-type="string" office:string-value="those 0 lumpy medical space" calcext:value-type="string">
            <text:p>those 0 lumpy medical space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my" calcext:value-type="string">
            <text:p>my</text:p>
          </table:table-cell>
          <table:table-cell table:formula="of:=INDEX([Sheet1.B$1:.B$999];RANDBETWEEN(1;ROWS([.B$1:.B$17])))" office:value-type="string" office:string-value="usual" calcext:value-type="string">
            <text:p>usual</text:p>
          </table:table-cell>
          <table:table-cell table:formula="of:=INDEX([Sheet1.C$1:.C$999];RANDBETWEEN(1;ROWS([.C$1:.C$19])))" office:value-type="string" office:string-value="old" calcext:value-type="string">
            <text:p>old</text:p>
          </table:table-cell>
          <table:table-cell table:formula="of:=INDEX([Sheet1.D$1:.D$999];RANDBETWEEN(1;ROWS([.D$1:.D$12])))" office:value-type="string" office:string-value="emotional" calcext:value-type="string">
            <text:p>emotional</text:p>
          </table:table-cell>
          <table:table-cell table:formula="of:=INDEX([Sheet1.E$1:.E$999];RANDBETWEEN(1;ROWS([.E$1:.E$13])))" office:value-type="string" office:string-value="one" calcext:value-type="string">
            <text:p>one</text:p>
          </table:table-cell>
          <table:table-cell/>
          <table:table-cell table:formula="of:=CONCATENATE([.H28];&quot; &quot;;[.I28];&quot; &quot;;[.J28];&quot; &quot;;[.K28];&quot; &quot;;[.L28])" office:value-type="string" office:string-value="my usual old emotional one" calcext:value-type="string">
            <text:p>my usual old emotional one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another" calcext:value-type="string">
            <text:p>another</text:p>
          </table:table-cell>
          <table:table-cell table:formula="of:=INDEX([Sheet1.B$1:.B$999];RANDBETWEEN(1;ROWS([.B$1:.B$17])))" office:value-type="string" office:string-value="perfect" calcext:value-type="string">
            <text:p>perfect</text:p>
          </table:table-cell>
          <table:table-cell table:formula="of:=INDEX([Sheet1.C$1:.C$999];RANDBETWEEN(1;ROWS([.C$1:.C$19])))" office:value-type="string" office:string-value="ugly" calcext:value-type="string">
            <text:p>ugly</text:p>
          </table:table-cell>
          <table:table-cell table:formula="of:=INDEX([Sheet1.D$1:.D$999];RANDBETWEEN(1;ROWS([.D$1:.D$12])))" office:value-type="string" office:string-value="religious" calcext:value-type="string">
            <text:p>religious</text:p>
          </table:table-cell>
          <table:table-cell table:formula="of:=INDEX([Sheet1.E$1:.E$999];RANDBETWEEN(1;ROWS([.E$1:.E$13])))" office:value-type="string" office:string-value="world" calcext:value-type="string">
            <text:p>world</text:p>
          </table:table-cell>
          <table:table-cell/>
          <table:table-cell table:formula="of:=CONCATENATE([.H29];&quot; &quot;;[.I29];&quot; &quot;;[.J29];&quot; &quot;;[.K29];&quot; &quot;;[.L29])" office:value-type="string" office:string-value="another perfect ugly religious world" calcext:value-type="string">
            <text:p>another perfect ugly religious world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another" calcext:value-type="string">
            <text:p>another</text:p>
          </table:table-cell>
          <table:table-cell table:formula="of:=INDEX([Sheet1.B$1:.B$999];RANDBETWEEN(1;ROWS([.B$1:.B$17])))" office:value-type="string" office:string-value="partial" calcext:value-type="string">
            <text:p>partial</text:p>
          </table:table-cell>
          <table:table-cell table:formula="of:=INDEX([Sheet1.C$1:.C$999];RANDBETWEEN(1;ROWS([.C$1:.C$19])))" office:value-type="string" office:string-value="smart" calcext:value-type="string">
            <text:p>smart</text:p>
          </table:table-cell>
          <table:table-cell table:formula="of:=INDEX([Sheet1.D$1:.D$999];RANDBETWEEN(1;ROWS([.D$1:.D$12])))" office:value-type="string" office:string-value="Canadian" calcext:value-type="string">
            <text:p>Canadian</text:p>
          </table:table-cell>
          <table:table-cell table:formula="of:=INDEX([Sheet1.E$1:.E$999];RANDBETWEEN(1;ROWS([.E$1:.E$13])))" office:value-type="string" office:string-value="house" calcext:value-type="string">
            <text:p>house</text:p>
          </table:table-cell>
          <table:table-cell/>
          <table:table-cell table:formula="of:=CONCATENATE([.H30];&quot; &quot;;[.I30];&quot; &quot;;[.J30];&quot; &quot;;[.K30];&quot; &quot;;[.L30])" office:value-type="string" office:string-value="another partial smart Canadian house" calcext:value-type="string">
            <text:p>another partial smart Canadian house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those" calcext:value-type="string">
            <text:p>those</text:p>
          </table:table-cell>
          <table:table-cell table:formula="of:=INDEX([Sheet1.B$1:.B$999];RANDBETWEEN(1;ROWS([.B$1:.B$17])))" office:value-type="string" office:string-value="correct" calcext:value-type="string">
            <text:p>correct</text:p>
          </table:table-cell>
          <table:table-cell table:formula="of:=INDEX([Sheet1.C$1:.C$999];RANDBETWEEN(1;ROWS([.C$1:.C$19])))" office:value-type="string" office:string-value="wealthy" calcext:value-type="string">
            <text:p>wealthy</text:p>
          </table:table-cell>
          <table:table-cell table:formula="of:=INDEX([Sheet1.D$1:.D$999];RANDBETWEEN(1;ROWS([.D$1:.D$12])))" office:value-type="string" office:string-value="vegetarian" calcext:value-type="string">
            <text:p>vegetarian</text:p>
          </table:table-cell>
          <table:table-cell table:formula="of:=INDEX([Sheet1.E$1:.E$999];RANDBETWEEN(1;ROWS([.E$1:.E$13])))" office:value-type="string" office:string-value="space" calcext:value-type="string">
            <text:p>space</text:p>
          </table:table-cell>
          <table:table-cell/>
          <table:table-cell table:formula="of:=CONCATENATE([.H31];&quot; &quot;;[.I31];&quot; &quot;;[.J31];&quot; &quot;;[.K31];&quot; &quot;;[.L31])" office:value-type="string" office:string-value="those correct wealthy vegetarian space" calcext:value-type="string">
            <text:p>those correct wealthy vegetarian space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a" calcext:value-type="string">
            <text:p>a</text:p>
          </table:table-cell>
          <table:table-cell table:formula="of:=INDEX([Sheet1.B$1:.B$999];RANDBETWEEN(1;ROWS([.B$1:.B$17])))" office:value-type="string" office:string-value="important?" calcext:value-type="string">
            <text:p>important?</text:p>
          </table:table-cell>
          <table:table-cell table:formula="of:=INDEX([Sheet1.C$1:.C$999];RANDBETWEEN(1;ROWS([.C$1:.C$19])))" office:value-type="string" office:string-value="emotional" calcext:value-type="string">
            <text:p>emotional</text:p>
          </table:table-cell>
          <table:table-cell table:formula="of:=INDEX([Sheet1.D$1:.D$999];RANDBETWEEN(1;ROWS([.D$1:.D$12])))" office:value-type="string" office:string-value="medical" calcext:value-type="string">
            <text:p>medical</text:p>
          </table:table-cell>
          <table:table-cell table:formula="of:=INDEX([Sheet1.E$1:.E$999];RANDBETWEEN(1;ROWS([.E$1:.E$13])))" office:value-type="string" office:string-value="space" calcext:value-type="string">
            <text:p>space</text:p>
          </table:table-cell>
          <table:table-cell/>
          <table:table-cell table:formula="of:=CONCATENATE([.H32];&quot; &quot;;[.I32];&quot; &quot;;[.J32];&quot; &quot;;[.K32];&quot; &quot;;[.L32])" office:value-type="string" office:string-value="a important? emotional medical space" calcext:value-type="string">
            <text:p>a important? emotional medical space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no" calcext:value-type="string">
            <text:p>no</text:p>
          </table:table-cell>
          <table:table-cell table:formula="of:=INDEX([Sheet1.B$1:.B$999];RANDBETWEEN(1;ROWS([.B$1:.B$17])))" office:value-type="string" office:string-value="permanent" calcext:value-type="string">
            <text:p>permanent</text:p>
          </table:table-cell>
          <table:table-cell table:formula="of:=INDEX([Sheet1.C$1:.C$999];RANDBETWEEN(1;ROWS([.C$1:.C$19])))" office:value-type="string" office:string-value="old" calcext:value-type="string">
            <text:p>old</text:p>
          </table:table-cell>
          <table:table-cell table:formula="of:=INDEX([Sheet1.D$1:.D$999];RANDBETWEEN(1;ROWS([.D$1:.D$12])))" office:value-type="string" office:string-value="wooden" calcext:value-type="string">
            <text:p>wooden</text:p>
          </table:table-cell>
          <table:table-cell table:formula="of:=INDEX([Sheet1.E$1:.E$999];RANDBETWEEN(1;ROWS([.E$1:.E$13])))" office:value-type="string" office:string-value="world" calcext:value-type="string">
            <text:p>world</text:p>
          </table:table-cell>
          <table:table-cell/>
          <table:table-cell table:formula="of:=CONCATENATE([.H33];&quot; &quot;;[.I33];&quot; &quot;;[.J33];&quot; &quot;;[.K33];&quot; &quot;;[.L33])" office:value-type="string" office:string-value="no permanent old wooden world" calcext:value-type="string">
            <text:p>no permanent old wooden world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the" calcext:value-type="string">
            <text:p>the</text:p>
          </table:table-cell>
          <table:table-cell table:formula="of:=INDEX([Sheet1.B$1:.B$999];RANDBETWEEN(1;ROWS([.B$1:.B$17])))" office:value-type="float" office:value="0" calcext:value-type="float">
            <text:p>0</text:p>
          </table:table-cell>
          <table:table-cell table:formula="of:=INDEX([Sheet1.C$1:.C$999];RANDBETWEEN(1;ROWS([.C$1:.C$19])))" office:value-type="string" office:string-value="ugly" calcext:value-type="string">
            <text:p>ugly</text:p>
          </table:table-cell>
          <table:table-cell table:formula="of:=INDEX([Sheet1.D$1:.D$999];RANDBETWEEN(1;ROWS([.D$1:.D$12])))" office:value-type="string" office:string-value="local" calcext:value-type="string">
            <text:p>local</text:p>
          </table:table-cell>
          <table:table-cell table:formula="of:=INDEX([Sheet1.E$1:.E$999];RANDBETWEEN(1;ROWS([.E$1:.E$13])))" office:value-type="string" office:string-value="one" calcext:value-type="string">
            <text:p>one</text:p>
          </table:table-cell>
          <table:table-cell/>
          <table:table-cell table:formula="of:=CONCATENATE([.H34];&quot; &quot;;[.I34];&quot; &quot;;[.J34];&quot; &quot;;[.K34];&quot; &quot;;[.L34])" office:value-type="string" office:string-value="the 0 ugly local one" calcext:value-type="string">
            <text:p>the 0 ugly local one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another" calcext:value-type="string">
            <text:p>another</text:p>
          </table:table-cell>
          <table:table-cell table:formula="of:=INDEX([Sheet1.B$1:.B$999];RANDBETWEEN(1;ROWS([.B$1:.B$17])))" office:value-type="string" office:string-value="permanent" calcext:value-type="string">
            <text:p>permanent</text:p>
          </table:table-cell>
          <table:table-cell table:formula="of:=INDEX([Sheet1.C$1:.C$999];RANDBETWEEN(1;ROWS([.C$1:.C$19])))" office:value-type="string" office:string-value="horrendous" calcext:value-type="string">
            <text:p>horrendous</text:p>
          </table:table-cell>
          <table:table-cell table:formula="of:=INDEX([Sheet1.D$1:.D$999];RANDBETWEEN(1;ROWS([.D$1:.D$12])))" office:value-type="string" office:string-value="wooden" calcext:value-type="string">
            <text:p>wooden</text:p>
          </table:table-cell>
          <table:table-cell table:formula="of:=INDEX([Sheet1.E$1:.E$999];RANDBETWEEN(1;ROWS([.E$1:.E$13])))" office:value-type="string" office:string-value="world" calcext:value-type="string">
            <text:p>world</text:p>
          </table:table-cell>
          <table:table-cell/>
          <table:table-cell table:formula="of:=CONCATENATE([.H35];&quot; &quot;;[.I35];&quot; &quot;;[.J35];&quot; &quot;;[.K35];&quot; &quot;;[.L35])" office:value-type="string" office:string-value="another permanent horrendous wooden world" calcext:value-type="string">
            <text:p>another permanent horrendous wooden world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no" calcext:value-type="string">
            <text:p>no</text:p>
          </table:table-cell>
          <table:table-cell table:formula="of:=INDEX([Sheet1.B$1:.B$999];RANDBETWEEN(1;ROWS([.B$1:.B$17])))" office:value-type="string" office:string-value="correct" calcext:value-type="string">
            <text:p>correct</text:p>
          </table:table-cell>
          <table:table-cell table:formula="of:=INDEX([Sheet1.C$1:.C$999];RANDBETWEEN(1;ROWS([.C$1:.C$19])))" office:value-type="string" office:string-value="smart" calcext:value-type="string">
            <text:p>smart</text:p>
          </table:table-cell>
          <table:table-cell table:formula="of:=INDEX([Sheet1.D$1:.D$999];RANDBETWEEN(1;ROWS([.D$1:.D$12])))" office:value-type="string" office:string-value="wooden" calcext:value-type="string">
            <text:p>wooden</text:p>
          </table:table-cell>
          <table:table-cell table:formula="of:=INDEX([Sheet1.E$1:.E$999];RANDBETWEEN(1;ROWS([.E$1:.E$13])))" office:value-type="string" office:string-value="parade" calcext:value-type="string">
            <text:p>parade</text:p>
          </table:table-cell>
          <table:table-cell/>
          <table:table-cell table:formula="of:=CONCATENATE([.H36];&quot; &quot;;[.I36];&quot; &quot;;[.J36];&quot; &quot;;[.K36];&quot; &quot;;[.L36])" office:value-type="string" office:string-value="no correct smart wooden parade" calcext:value-type="string">
            <text:p>no correct smart wooden parade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many" calcext:value-type="string">
            <text:p>many</text:p>
          </table:table-cell>
          <table:table-cell table:formula="of:=INDEX([Sheet1.B$1:.B$999];RANDBETWEEN(1;ROWS([.B$1:.B$17])))" office:value-type="string" office:string-value="different" calcext:value-type="string">
            <text:p>different</text:p>
          </table:table-cell>
          <table:table-cell table:formula="of:=INDEX([Sheet1.C$1:.C$999];RANDBETWEEN(1;ROWS([.C$1:.C$19])))" office:value-type="string" office:string-value="generous" calcext:value-type="string">
            <text:p>generous</text:p>
          </table:table-cell>
          <table:table-cell table:formula="of:=INDEX([Sheet1.D$1:.D$999];RANDBETWEEN(1;ROWS([.D$1:.D$12])))" office:value-type="string" office:string-value="medical" calcext:value-type="string">
            <text:p>medical</text:p>
          </table:table-cell>
          <table:table-cell table:formula="of:=INDEX([Sheet1.E$1:.E$999];RANDBETWEEN(1;ROWS([.E$1:.E$13])))" office:value-type="string" office:string-value="food" calcext:value-type="string">
            <text:p>food</text:p>
          </table:table-cell>
          <table:table-cell/>
          <table:table-cell table:formula="of:=CONCATENATE([.H37];&quot; &quot;;[.I37];&quot; &quot;;[.J37];&quot; &quot;;[.K37];&quot; &quot;;[.L37])" office:value-type="string" office:string-value="many different generous medical food" calcext:value-type="string">
            <text:p>many different generous medical food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a" calcext:value-type="string">
            <text:p>a</text:p>
          </table:table-cell>
          <table:table-cell table:formula="of:=INDEX([Sheet1.B$1:.B$999];RANDBETWEEN(1;ROWS([.B$1:.B$17])))" office:value-type="string" office:string-value="correct" calcext:value-type="string">
            <text:p>correct</text:p>
          </table:table-cell>
          <table:table-cell table:formula="of:=INDEX([Sheet1.C$1:.C$999];RANDBETWEEN(1;ROWS([.C$1:.C$19])))" office:value-type="string" office:string-value="lovely" calcext:value-type="string">
            <text:p>lovely</text:p>
          </table:table-cell>
          <table:table-cell table:formula="of:=INDEX([Sheet1.D$1:.D$999];RANDBETWEEN(1;ROWS([.D$1:.D$12])))" office:value-type="string" office:string-value="preventative" calcext:value-type="string">
            <text:p>preventative</text:p>
          </table:table-cell>
          <table:table-cell table:formula="of:=INDEX([Sheet1.E$1:.E$999];RANDBETWEEN(1;ROWS([.E$1:.E$13])))" office:value-type="string" office:string-value="man" calcext:value-type="string">
            <text:p>man</text:p>
          </table:table-cell>
          <table:table-cell/>
          <table:table-cell table:formula="of:=CONCATENATE([.H38];&quot; &quot;;[.I38];&quot; &quot;;[.J38];&quot; &quot;;[.K38];&quot; &quot;;[.L38])" office:value-type="string" office:string-value="a correct lovely preventative man" calcext:value-type="string">
            <text:p>a correct lovely preventative man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any" calcext:value-type="string">
            <text:p>any</text:p>
          </table:table-cell>
          <table:table-cell table:formula="of:=INDEX([Sheet1.B$1:.B$999];RANDBETWEEN(1;ROWS([.B$1:.B$17])))" office:value-type="string" office:string-value="perfect" calcext:value-type="string">
            <text:p>perfect</text:p>
          </table:table-cell>
          <table:table-cell table:formula="of:=INDEX([Sheet1.C$1:.C$999];RANDBETWEEN(1;ROWS([.C$1:.C$19])))" office:value-type="string" office:string-value="stubborn" calcext:value-type="string">
            <text:p>stubborn</text:p>
          </table:table-cell>
          <table:table-cell table:formula="of:=INDEX([Sheet1.D$1:.D$999];RANDBETWEEN(1;ROWS([.D$1:.D$12])))" office:value-type="string" office:string-value="nuclear" calcext:value-type="string">
            <text:p>nuclear</text:p>
          </table:table-cell>
          <table:table-cell table:formula="of:=INDEX([Sheet1.E$1:.E$999];RANDBETWEEN(1;ROWS([.E$1:.E$13])))" office:value-type="string" office:string-value="house" calcext:value-type="string">
            <text:p>house</text:p>
          </table:table-cell>
          <table:table-cell/>
          <table:table-cell table:formula="of:=CONCATENATE([.H39];&quot; &quot;;[.I39];&quot; &quot;;[.J39];&quot; &quot;;[.K39];&quot; &quot;;[.L39])" office:value-type="string" office:string-value="any perfect stubborn nuclear house" calcext:value-type="string">
            <text:p>any perfect stubborn nuclear house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those" calcext:value-type="string">
            <text:p>those</text:p>
          </table:table-cell>
          <table:table-cell table:formula="of:=INDEX([Sheet1.B$1:.B$999];RANDBETWEEN(1;ROWS([.B$1:.B$17])))" office:value-type="float" office:value="0" calcext:value-type="float">
            <text:p>0</text:p>
          </table:table-cell>
          <table:table-cell table:formula="of:=INDEX([Sheet1.C$1:.C$999];RANDBETWEEN(1;ROWS([.C$1:.C$19])))" office:value-type="string" office:string-value="lumpy" calcext:value-type="string">
            <text:p>lumpy</text:p>
          </table:table-cell>
          <table:table-cell table:formula="of:=INDEX([Sheet1.D$1:.D$999];RANDBETWEEN(1;ROWS([.D$1:.D$12])))" office:value-type="string" office:string-value="wooden" calcext:value-type="string">
            <text:p>wooden</text:p>
          </table:table-cell>
          <table:table-cell table:formula="of:=INDEX([Sheet1.E$1:.E$999];RANDBETWEEN(1;ROWS([.E$1:.E$13])))" office:value-type="string" office:string-value="one" calcext:value-type="string">
            <text:p>one</text:p>
          </table:table-cell>
          <table:table-cell/>
          <table:table-cell table:formula="of:=CONCATENATE([.H40];&quot; &quot;;[.I40];&quot; &quot;;[.J40];&quot; &quot;;[.K40];&quot; &quot;;[.L40])" office:value-type="string" office:string-value="those 0 lumpy wooden one" calcext:value-type="string">
            <text:p>those 0 lumpy wooden one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many" calcext:value-type="string">
            <text:p>many</text:p>
          </table:table-cell>
          <table:table-cell table:formula="of:=INDEX([Sheet1.B$1:.B$999];RANDBETWEEN(1;ROWS([.B$1:.B$17])))" office:value-type="string" office:string-value="important?" calcext:value-type="string">
            <text:p>important?</text:p>
          </table:table-cell>
          <table:table-cell table:formula="of:=INDEX([Sheet1.C$1:.C$999];RANDBETWEEN(1;ROWS([.C$1:.C$19])))" office:value-type="string" office:string-value="ugly" calcext:value-type="string">
            <text:p>ugly</text:p>
          </table:table-cell>
          <table:table-cell table:formula="of:=INDEX([Sheet1.D$1:.D$999];RANDBETWEEN(1;ROWS([.D$1:.D$12])))" office:value-type="float" office:value="0" calcext:value-type="float">
            <text:p>0</text:p>
          </table:table-cell>
          <table:table-cell table:formula="of:=INDEX([Sheet1.E$1:.E$999];RANDBETWEEN(1;ROWS([.E$1:.E$13])))" office:value-type="string" office:string-value="color" calcext:value-type="string">
            <text:p>color</text:p>
          </table:table-cell>
          <table:table-cell/>
          <table:table-cell table:formula="of:=CONCATENATE([.H41];&quot; &quot;;[.I41];&quot; &quot;;[.J41];&quot; &quot;;[.K41];&quot; &quot;;[.L41])" office:value-type="string" office:string-value="many important? ugly 0 color" calcext:value-type="string">
            <text:p>many important? ugly 0 color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those" calcext:value-type="string">
            <text:p>those</text:p>
          </table:table-cell>
          <table:table-cell table:formula="of:=INDEX([Sheet1.B$1:.B$999];RANDBETWEEN(1;ROWS([.B$1:.B$17])))" office:value-type="string" office:string-value="basic" calcext:value-type="string">
            <text:p>basic</text:p>
          </table:table-cell>
          <table:table-cell table:formula="of:=INDEX([Sheet1.C$1:.C$999];RANDBETWEEN(1;ROWS([.C$1:.C$19])))" office:value-type="string" office:string-value="yellow" calcext:value-type="string">
            <text:p>yellow</text:p>
          </table:table-cell>
          <table:table-cell table:formula="of:=INDEX([Sheet1.D$1:.D$999];RANDBETWEEN(1;ROWS([.D$1:.D$12])))" office:value-type="string" office:string-value="federal" calcext:value-type="string">
            <text:p>federal</text:p>
          </table:table-cell>
          <table:table-cell table:formula="of:=INDEX([Sheet1.E$1:.E$999];RANDBETWEEN(1;ROWS([.E$1:.E$13])))" office:value-type="string" office:string-value="one" calcext:value-type="string">
            <text:p>one</text:p>
          </table:table-cell>
          <table:table-cell/>
          <table:table-cell table:formula="of:=CONCATENATE([.H42];&quot; &quot;;[.I42];&quot; &quot;;[.J42];&quot; &quot;;[.K42];&quot; &quot;;[.L42])" office:value-type="string" office:string-value="those basic yellow federal one" calcext:value-type="string">
            <text:p>those basic yellow federal one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many" calcext:value-type="string">
            <text:p>many</text:p>
          </table:table-cell>
          <table:table-cell table:formula="of:=INDEX([Sheet1.B$1:.B$999];RANDBETWEEN(1;ROWS([.B$1:.B$17])))" office:value-type="string" office:string-value="different" calcext:value-type="string">
            <text:p>different</text:p>
          </table:table-cell>
          <table:table-cell table:formula="of:=INDEX([Sheet1.C$1:.C$999];RANDBETWEEN(1;ROWS([.C$1:.C$19])))" office:value-type="string" office:string-value="wealthy" calcext:value-type="string">
            <text:p>wealthy</text:p>
          </table:table-cell>
          <table:table-cell table:formula="of:=INDEX([Sheet1.D$1:.D$999];RANDBETWEEN(1;ROWS([.D$1:.D$12])))" office:value-type="string" office:string-value="religious" calcext:value-type="string">
            <text:p>religious</text:p>
          </table:table-cell>
          <table:table-cell table:formula="of:=INDEX([Sheet1.E$1:.E$999];RANDBETWEEN(1;ROWS([.E$1:.E$13])))" office:value-type="string" office:string-value="symbol" calcext:value-type="string">
            <text:p>symbol</text:p>
          </table:table-cell>
          <table:table-cell/>
          <table:table-cell table:formula="of:=CONCATENATE([.H43];&quot; &quot;;[.I43];&quot; &quot;;[.J43];&quot; &quot;;[.K43];&quot; &quot;;[.L43])" office:value-type="string" office:string-value="many different wealthy religious symbol" calcext:value-type="string">
            <text:p>many different wealthy religious symbol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any" calcext:value-type="string">
            <text:p>any</text:p>
          </table:table-cell>
          <table:table-cell table:formula="of:=INDEX([Sheet1.B$1:.B$999];RANDBETWEEN(1;ROWS([.B$1:.B$17])))" office:value-type="string" office:string-value="major" calcext:value-type="string">
            <text:p>major</text:p>
          </table:table-cell>
          <table:table-cell table:formula="of:=INDEX([Sheet1.C$1:.C$999];RANDBETWEEN(1;ROWS([.C$1:.C$19])))" office:value-type="string" office:string-value="old" calcext:value-type="string">
            <text:p>old</text:p>
          </table:table-cell>
          <table:table-cell table:formula="of:=INDEX([Sheet1.D$1:.D$999];RANDBETWEEN(1;ROWS([.D$1:.D$12])))" office:value-type="string" office:string-value="preventative" calcext:value-type="string">
            <text:p>preventative</text:p>
          </table:table-cell>
          <table:table-cell table:formula="of:=INDEX([Sheet1.E$1:.E$999];RANDBETWEEN(1;ROWS([.E$1:.E$13])))" office:value-type="string" office:string-value="plan" calcext:value-type="string">
            <text:p>plan</text:p>
          </table:table-cell>
          <table:table-cell/>
          <table:table-cell table:formula="of:=CONCATENATE([.H44];&quot; &quot;;[.I44];&quot; &quot;;[.J44];&quot; &quot;;[.K44];&quot; &quot;;[.L44])" office:value-type="string" office:string-value="any major old preventative plan" calcext:value-type="string">
            <text:p>any major old preventative plan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another" calcext:value-type="string">
            <text:p>another</text:p>
          </table:table-cell>
          <table:table-cell table:formula="of:=INDEX([Sheet1.B$1:.B$999];RANDBETWEEN(1;ROWS([.B$1:.B$17])))" office:value-type="string" office:string-value="usual" calcext:value-type="string">
            <text:p>usual</text:p>
          </table:table-cell>
          <table:table-cell table:formula="of:=INDEX([Sheet1.C$1:.C$999];RANDBETWEEN(1;ROWS([.C$1:.C$19])))" office:value-type="string" office:string-value="big" calcext:value-type="string">
            <text:p>big</text:p>
          </table:table-cell>
          <table:table-cell table:formula="of:=INDEX([Sheet1.D$1:.D$999];RANDBETWEEN(1;ROWS([.D$1:.D$12])))" office:value-type="string" office:string-value="nuclear" calcext:value-type="string">
            <text:p>nuclear</text:p>
          </table:table-cell>
          <table:table-cell table:formula="of:=INDEX([Sheet1.E$1:.E$999];RANDBETWEEN(1;ROWS([.E$1:.E$13])))" office:value-type="string" office:string-value="tree" calcext:value-type="string">
            <text:p>tree</text:p>
          </table:table-cell>
          <table:table-cell/>
          <table:table-cell table:formula="of:=CONCATENATE([.H45];&quot; &quot;;[.I45];&quot; &quot;;[.J45];&quot; &quot;;[.K45];&quot; &quot;;[.L45])" office:value-type="string" office:string-value="another usual big nuclear tree" calcext:value-type="string">
            <text:p>another usual big nuclear tree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those" calcext:value-type="string">
            <text:p>those</text:p>
          </table:table-cell>
          <table:table-cell table:formula="of:=INDEX([Sheet1.B$1:.B$999];RANDBETWEEN(1;ROWS([.B$1:.B$17])))" office:value-type="float" office:value="0" calcext:value-type="float">
            <text:p>0</text:p>
          </table:table-cell>
          <table:table-cell table:formula="of:=INDEX([Sheet1.C$1:.C$999];RANDBETWEEN(1;ROWS([.C$1:.C$19])))" office:value-type="string" office:string-value="wealthy" calcext:value-type="string">
            <text:p>wealthy</text:p>
          </table:table-cell>
          <table:table-cell table:formula="of:=INDEX([Sheet1.D$1:.D$999];RANDBETWEEN(1;ROWS([.D$1:.D$12])))" office:value-type="string" office:string-value="federal" calcext:value-type="string">
            <text:p>federal</text:p>
          </table:table-cell>
          <table:table-cell table:formula="of:=INDEX([Sheet1.E$1:.E$999];RANDBETWEEN(1;ROWS([.E$1:.E$13])))" office:value-type="string" office:string-value="device" calcext:value-type="string">
            <text:p>device</text:p>
          </table:table-cell>
          <table:table-cell/>
          <table:table-cell table:formula="of:=CONCATENATE([.H46];&quot; &quot;;[.I46];&quot; &quot;;[.J46];&quot; &quot;;[.K46];&quot; &quot;;[.L46])" office:value-type="string" office:string-value="those 0 wealthy federal device" calcext:value-type="string">
            <text:p>those 0 wealthy federal device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those" calcext:value-type="string">
            <text:p>those</text:p>
          </table:table-cell>
          <table:table-cell table:formula="of:=INDEX([Sheet1.B$1:.B$999];RANDBETWEEN(1;ROWS([.B$1:.B$17])))" office:value-type="string" office:string-value="pure" calcext:value-type="string">
            <text:p>pure</text:p>
          </table:table-cell>
          <table:table-cell table:formula="of:=INDEX([Sheet1.C$1:.C$999];RANDBETWEEN(1;ROWS([.C$1:.C$19])))" office:value-type="string" office:string-value="long" calcext:value-type="string">
            <text:p>long</text:p>
          </table:table-cell>
          <table:table-cell table:formula="of:=INDEX([Sheet1.D$1:.D$999];RANDBETWEEN(1;ROWS([.D$1:.D$12])))" office:value-type="string" office:string-value="local" calcext:value-type="string">
            <text:p>local</text:p>
          </table:table-cell>
          <table:table-cell table:formula="of:=INDEX([Sheet1.E$1:.E$999];RANDBETWEEN(1;ROWS([.E$1:.E$13])))" office:value-type="string" office:string-value="one" calcext:value-type="string">
            <text:p>one</text:p>
          </table:table-cell>
          <table:table-cell/>
          <table:table-cell table:formula="of:=CONCATENATE([.H47];&quot; &quot;;[.I47];&quot; &quot;;[.J47];&quot; &quot;;[.K47];&quot; &quot;;[.L47])" office:value-type="string" office:string-value="those pure long local one" calcext:value-type="string">
            <text:p>those pure long local one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many" calcext:value-type="string">
            <text:p>many</text:p>
          </table:table-cell>
          <table:table-cell table:formula="of:=INDEX([Sheet1.B$1:.B$999];RANDBETWEEN(1;ROWS([.B$1:.B$17])))" office:value-type="string" office:string-value="major" calcext:value-type="string">
            <text:p>major</text:p>
          </table:table-cell>
          <table:table-cell table:formula="of:=INDEX([Sheet1.C$1:.C$999];RANDBETWEEN(1;ROWS([.C$1:.C$19])))" office:value-type="string" office:string-value="yellow" calcext:value-type="string">
            <text:p>yellow</text:p>
          </table:table-cell>
          <table:table-cell table:formula="of:=INDEX([Sheet1.D$1:.D$999];RANDBETWEEN(1;ROWS([.D$1:.D$12])))" office:value-type="float" office:value="0" calcext:value-type="float">
            <text:p>0</text:p>
          </table:table-cell>
          <table:table-cell table:formula="of:=INDEX([Sheet1.E$1:.E$999];RANDBETWEEN(1;ROWS([.E$1:.E$13])))" office:value-type="string" office:string-value="food" calcext:value-type="string">
            <text:p>food</text:p>
          </table:table-cell>
          <table:table-cell/>
          <table:table-cell table:formula="of:=CONCATENATE([.H48];&quot; &quot;;[.I48];&quot; &quot;;[.J48];&quot; &quot;;[.K48];&quot; &quot;;[.L48])" office:value-type="string" office:string-value="many major yellow 0 food" calcext:value-type="string">
            <text:p>many major yellow 0 foo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ucida Sans Unicode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8">0000-00-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9T18:05:12.898000000</meta:creation-date>
    <dc:date>2014-08-28T21:35:08.155000000</dc:date>
    <meta:editing-duration>PT29M59S</meta:editing-duration>
    <meta:editing-cycles>5</meta:editing-cycles>
    <meta:generator>LibreOffice/4.1.0.4$Windows_x86 LibreOffice_project/89ea49ddacd9aa532507cbf852f2bb22b1ace28</meta:generator>
    <meta:document-statistic meta:table-count="1" meta:cell-count="350" meta:object-count="0"/>
  </office:meta>
</office:document-meta>
</file>